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153379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original-subtitle">
      <style:graphic-properties draw:fill="solid" draw:fill-color="#ffffff" draw:opacity="100%" draw:auto-grow-height="true" fo:min-height="3.5cm" draw:shadow="visible" draw:shadow-offset-x="0.2cm" draw:shadow-offset-y="0.2cm" draw:shadow-color="#808080" draw:shadow-opacity="100%"/>
    </style:style>
    <style:style style:name="pr2" style:family="presentation" style:parent-style-name="original-notes">
      <style:graphic-properties draw:fill-color="#ffffff" fo:min-height="11.159cm"/>
    </style:style>
    <style:style style:name="pr3" style:family="presentation" style:parent-style-name="original-title">
      <style:graphic-properties fo:min-height="1.75cm"/>
    </style:style>
    <style:style style:name="pr4" style:family="presentation" style:parent-style-name="original-outline1">
      <style:graphic-properties fo:min-height="14.479cm"/>
    </style:style>
    <style:style style:name="P1" style:family="paragraph">
      <style:text-properties fo:font-size="54pt" style:font-size-asian="54pt" style:font-size-complex="54pt"/>
    </style:style>
    <style:style style:name="T1" style:family="text">
      <style:text-properties fo:font-size="54pt" style:font-size-asian="54pt" style:font-size-complex="54pt"/>
    </style:style>
    <style:style style:name="T2" style:family="text">
      <style:text-properties fo:color="#ff0000"/>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5.869cm" svg:x="2.1cm" svg:y="7.216cm" presentation:class="subtitle" presentation:user-transformed="true">
          <draw:text-box>
            <text:p><text:span text:style-name="T1">Android </text:span><text:span text:style-name="T1">勉強会</text:span></text:p>
            <text:p><text:span text:style-name="T1">2010</text:span><text:span text:style-name="T1">年度 下期 活動報告</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下期の目標と達成状況</text:p>
          </draw:text-box>
        </draw:frame>
        <draw:frame presentation:style-name="pr4" draw:layer="layout" svg:width="25.411cm" svg:height="14.479cm" svg:x="1.089cm" svg:y="4.271cm" presentation:class="outline" presentation:user-transformed="true">
          <draw:text-box>
            <text:list text:style-name="L3">
              <text:list-item>
                <text:p>毎月勉強会を開催すること</text:p>
                <text:list>
                  <text:list-item>
                    <text:p><text:span text:style-name="T2">できました！</text:span></text:p>
                    <text:p><text:span text:style-name="T2"/></text:p>
                  </text:list-item>
                </text:list>
              </text:list-item>
              <text:list-item>
                <text:p>毎回参加する</text:p>
                <text:list>
                  <text:list-item>
                    <text:p><text:span text:style-name="T2">参加しました！</text:span></text:p>
                    <text:p><text:span text:style-name="T2"/></text:p>
                  </text:list-item>
                </text:list>
              </text:list-item>
              <text:list-item>
                <text:p>毎月10ページ以上の資料を用意し，プレゼンテーションを行う</text:p>
                <text:list>
                  <text:list-item>
                    <text:p><text:span text:style-name="T2">毎回プレゼンテーションをしました！</text:span></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目標について</text:p>
          </draw:text-box>
        </draw:frame>
        <draw:frame presentation:style-name="pr4" draw:layer="layout" svg:width="25.411cm" svg:height="14.479cm" svg:x="1.089cm" svg:y="4.271cm" presentation:class="outline">
          <draw:text-box>
            <text:list text:style-name="L3">
              <text:list-item>
                <text:p>全部達成できてはいるが，目標が簡単すぎただけなのでは?</text:p>
                <text:list>
                  <text:list-item>
                    <text:p>そうかもしれません．しかし，前回は勉強会の開催自体が継続できていなかったので，達成できそうなレベルを設定し，達成できたのでよしとします．</text:p>
                  </text:list-item>
                  <text:list-item>
                    <text:p>10ページ以上の資料という目標の設定は，作業量とか知識量は自己裁量で決めることができてしまうけれど，余裕のあるときは20ページ以上作成したりできたのでよかった．</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発表した内容</text:p>
          </draw:text-box>
        </draw:frame>
        <draw:frame presentation:style-name="pr4" draw:layer="layout" svg:width="25.411cm" svg:height="14.479cm" svg:x="1.089cm" svg:y="4.271cm" presentation:class="outline" presentation:user-transformed="true">
          <draw:text-box>
            <text:list text:style-name="L3">
              <text:list-item>
                <text:p>Android勉強会2010年上期成果報告(11/20)</text:p>
              </text:list-item>
              <text:list-item>
                <text:p>仮想マシン(11/20)</text:p>
              </text:list-item>
              <text:list-item>
                <text:p>Eclipseを捨ててみよう(12/11)</text:p>
              </text:list-item>
              <text:list-item>
                <text:p>Shimeji, Mashroom, Happyになれるアゲアゲ系アプリ(12/11)</text:p>
              </text:list-item>
              <text:list-item>
                <text:p>JUnitでTDD(1/15)</text:p>
              </text:list-item>
              <text:list-item>
                <text:p>Activity / Service, Nofitication(2/26)</text:p>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Android勉強会 振り返り</text:p>
          </draw:text-box>
        </draw:frame>
        <draw:frame presentation:style-name="pr4" draw:layer="layout" svg:width="25.411cm" svg:height="14.535cm" svg:x="1.089cm" svg:y="4.271cm" presentation:class="outline" presentation:user-transformed="true">
          <draw:text-box>
            <text:list text:style-name="L3">
              <text:list-item>
                <text:p>小川さんが実際にAndroidケータイで動作するアプリケーションを作成できたことが，最もよかった．</text:p>
                <text:list>
                  <text:list-item>
                    <text:p>長期的に計画して実行するより，簡単でもいいから具体的にモノを作りましょうという計画の見直しを行った際に，すぐに転換して実行できたのがすばらしい．</text:p>
                  </text:list-item>
                </text:list>
              </text:list-item>
              <text:list-item>
                <text:p>中国のAndroid事情(孫さん)や，Meegoの話(福永さん)は，よかったと思う．</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Android勉強会 振り返り</text:p>
          </draw:text-box>
        </draw:frame>
        <draw:frame presentation:style-name="pr4" draw:layer="layout" svg:width="25.411cm" svg:height="14.479cm" svg:x="1.089cm" svg:y="4.271cm" presentation:class="outline">
          <draw:text-box>
            <text:list text:style-name="L3">
              <text:list-item>
                <text:p>以前から協調して作業したりできていないことが，不満．</text:p>
                <text:list>
                  <text:list-item>
                    <text:p>一度作業をやろうと思ったが結局できなかった．</text:p>
                  </text:list-item>
                  <text:list-item>
                    <text:p>その後も，個人的な事情だが，毎週土曜日に英会話に行くようになったので，集まって作業をする余裕が作れなかった．</text:p>
                  </text:list-item>
                </text:list>
              </text:list-item>
              <text:list-item>
                <text:p>参加者が減ったような…</text:p>
                <text:list>
                  <text:list-item>
                    <text:p>強制できないので仕方ないが，勉強会の参加者が多いに越したことはない．</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Android勉強会 振り返り</text:p>
          </draw:text-box>
        </draw:frame>
        <draw:frame presentation:style-name="pr4" draw:layer="layout" svg:width="25.411cm" svg:height="14.479cm" svg:x="1.089cm" svg:y="4.271cm" presentation:class="outline" presentation:user-transformed="true">
          <draw:text-box>
            <text:list text:style-name="L3">
              <text:list-item>
                <text:p>自分も含めて，もっと積極的になったほうがよい．まだ不完全燃焼という感じは否めない．</text:p>
                <text:list>
                  <text:list-item>
                    <text:p>しかし，具体的にどうしていくとよいのかはわからない．</text:p>
                  </text:list-item>
                </text:list>
              </text:list-item>
              <text:list-item>
                <text:p>個人的には，Androidから離れてしまうが，日々の業務効率改善とかプロセス改善とかの話題でネタを提供したい．</text:p>
                <text:list>
                  <text:list-item>
                    <text:p>来期以降の活動の方針にする．</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Android勉強会 振り返り</text:p>
          </draw:text-box>
        </draw:frame>
        <draw:frame presentation:style-name="pr4" draw:layer="layout" svg:width="25.411cm" svg:height="14.519cm" svg:x="1.089cm" svg:y="4.271cm" presentation:class="outline" presentation:user-transformed="true">
          <draw:text-box>
            <text:list text:style-name="L3">
              <text:list-item>
                <text:p>git / github</text:p>
                <text:list>
                  <text:list-item>
                    <text:p>ソースコードをあまり触っていないのと，forkとか使っていないので十分に勉強できていないが，githubが便利だなーと思えるくらいにはつかった．svnとの違いは，branchesとか増えたりしないとあまりないかも．むしろ，1ファイルずつ扱うことができないので不便かも．</text:p>
                    <text:list>
                      <text:list-item>
                        <text:p>svnはリビジョンを管理するためのもの，分散リポジトリソース管理ツールは，変更を管理するためのもの．</text:p>
                      </text:list-item>
                      <text:list-item>
                        <text:p>WindowsならgitよりMercurialがいいかも．</text:p>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2011年度 勉強会に向けて</text:p>
          </draw:text-box>
        </draw:frame>
        <draw:frame presentation:style-name="pr4" draw:layer="layout" svg:width="25.411cm" svg:height="14.479cm" svg:x="1.089cm" svg:y="4.271cm" presentation:class="outline">
          <draw:text-box>
            <text:list text:style-name="L3">
              <text:list-item>
                <text:p>目標</text:p>
                <text:list>
                  <text:list-item>
                    <text:p>毎月プレゼンテーションを継続</text:p>
                    <text:list>
                      <text:list-item>
                        <text:p>日々の業務の効率改善に 役立つ話題で，できるだけすぐに実践可能な内容をめざす</text:p>
                        <text:list>
                          <text:list-item>
                            <text:p>シェルスクリプトやVBAの書き方とか</text:p>
                          </text:list-item>
                        </text:list>
                      </text:list-item>
                    </text:list>
                  </text:list-item>
                  <text:list-item>
                    <text:p>いろんな人を巻き込む</text:p>
                    <text:list>
                      <text:list-item>
                        <text:p>岡崎組からの参加者を獲得したい</text:p>
                        <text:list>
                          <text:list-item>
                            <text:p>いろんな人との交流が目的</text:p>
                          </text:list-item>
                        </text:list>
                      </text:list-item>
                      <text:list-item>
                        <text:p>メールをもっと活発化させて，勉強会本体に直接参加できない人にも意義のある活動をめざす</text:p>
                        <text:list>
                          <text:list-item>
                            <text:p>ちょっと難しそうなので，努力目標ということで</text:p>
                          </text:list-item>
                        </text:list>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テーマ案とか</text:p>
          </draw:text-box>
        </draw:frame>
        <draw:frame presentation:style-name="pr4" draw:layer="layout" svg:width="25.411cm" svg:height="14.479cm" svg:x="1.089cm" svg:y="4.271cm" presentation:class="outline" presentation:user-transformed="true">
          <draw:text-box>
            <text:list text:style-name="L3">
              <text:list-item>
                <text:list>
                  <text:list-item>
                    <text:p>redmine活用例</text:p>
                    <text:list>
                      <text:list-item>
                        <text:p>要件管理</text:p>
                      </text:list-item>
                      <text:list-item>
                        <text:p>不具合管理</text:p>
                      </text:list-item>
                    </text:list>
                  </text:list-item>
                  <text:list-item>
                    <text:p>自動化</text:p>
                    <text:list>
                      <text:list-item>
                        <text:p>テスト</text:p>
                      </text:list-item>
                      <text:list-item>
                        <text:p>メトリクス集計</text:p>
                      </text:list-item>
                    </text:list>
                  </text:list-item>
                  <text:list-item>
                    <text:p>ソースコード管理</text:p>
                    <text:list>
                      <text:list-item>
                        <text:p>svn</text:p>
                      </text:list-item>
                    </text:list>
                  </text:list-item>
                  <text:list-item>
                    <text:p>ちょっとした作業の効率化</text:p>
                    <text:list>
                      <text:list-item>
                        <text:p>find, grep, diff/patch</text:p>
                      </text:list-item>
                    </text:list>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ky" xlink:href="Pictures/100000000000005E0000005E71533790.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Sky"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100%" draw:textarea-horizontal-align="center" draw:textarea-vertical-align="middle" draw:shadow="visible" draw:shadow-opacity="10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draw:rect presentation:style-name="Mpr1" draw:text-style-name="MP3" draw:layer="backgroundobjects" svg:width="25.5cm" svg:height="15.3cm" svg:x="1cm" svg:y="4.2cm">
        <text:p/>
      </draw:rect>
      <draw:rect presentation:style-name="Mpr1" draw:text-style-name="MP3" draw:layer="backgroundobjects" svg:width="21.994cm" svg:height="2.5cm" svg:x="3cm" svg:y="0.8cm">
        <text:p/>
      </draw:rect>
      <draw:frame presentation:style-name="original-title" draw:layer="backgroundobjects" svg:width="20.5cm" svg:height="2cm" svg:x="3.7cm" svg:y="1cm" presentation:class="title" presentation:placeholder="true">
        <draw:text-box draw:corner-radius="0.001cm"/>
      </draw:frame>
      <draw:frame presentation:style-name="original-outline1" draw:layer="backgroundobjects" svg:width="25.411cm" svg:height="14.729cm" svg:x="1.089cm" svg:y="4.271cm" presentation:class="outline" presentation:placeholder="true">
        <draw:text-box draw:corner-radius="0.01cm"/>
      </draw:frame>
      <draw:frame draw:style-name="Mgr3" draw:text-style-name="MP4" draw:layer="backgroundobjects" svg:width="2.006cm" svg:height="1.309cm" svg:x="12.18cm" svg:y="19.717cm">
        <draw:text-box>
          <text:p><text:span text:style-name="MT2"><text:page-number>&lt;番号&gt;</text:page-number></text:span></text:p>
        </draw:text-box>
      </draw:fram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1-03-23T01:53:50.98</dc:date>
    <dc:creator>ryo</dc:creator>
    <meta:editing-duration>PT119H12M24S</meta:editing-duration>
    <meta:editing-cycles>35</meta:editing-cycles>
    <meta:document-statistic meta:object-count="56"/>
  </office:meta>
</office:document-meta>
</file>